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4.055cm" table:align="margins"/>
    </style:style>
    <style:style style:name="Table2.A" style:family="table-column">
      <style:table-column-properties style:column-width="1.351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4.055cm" table:align="margins"/>
    </style:style>
    <style:style style:name="Table2.A" style:family="table-column">
      <style:table-column-properties style:column-width="1.351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2847" officeooo:paragraph-rsid="00002847"/>
    </style:style>
    <style:style style:name="P2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1" draw:name="Line 10" draw:style-name="gr1" draw:text-style-name="P2" svg:x1="20.753cm" svg:y1="4.674cm" svg:x2="19.181cm" svg:y2="4.741cm">
        <text:p text:style-name="P2">5</text:p>
      </draw:lin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draw:line text:anchor-type="paragraph" draw:z-index="5" draw:name="Line 6" draw:style-name="gr3" draw:text-style-name="P2" svg:x1="18.671cm" svg:y1="-0.118cm" svg:x2="18.523cm" svg:y2="-0.102cm"><text:p/></draw:line><draw:line text:anchor-type="paragraph" draw:z-index="6" draw:name="Horizontal line 1" draw:style-name="gr2" draw:text-style-name="P2" svg:x1="17.558cm" svg:y1="0.591cm" svg:x2="19.32cm" svg:y2="0.591cm"><text:p text:style-name="P2">2</text:p></draw:line><draw:line text:anchor-type="paragraph" draw:z-index="7" draw:name="Line 7" draw:style-name="gr2" draw:text-style-name="P2" svg:x1="18.671cm" svg:y1="-0.118cm" svg:x2="17.117cm" svg:y2="-0.003cm"><text:p text:style-name="P2">1</text:p></draw:line><draw:line text:anchor-type="paragraph" draw:z-index="8" draw:name="Horizontal line 2" draw:style-name="gr3" draw:text-style-name="P2" svg:x1="17.044cm" svg:y1="0.542cm" svg:x2="18.806cm" svg:y2="0.542cm"><text:p/></draw:line>Item5 – F1C1</text:p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1">6</text:p>
                </table:table-cell>
                <table:table-cell table:style-name="Table2.A1" office:value-type="string">
                  <text:p text:style-name="P1">7</text:p>
                </table:table-cell>
                <table:table-cell table:style-name="Table2.C1" office:value-type="string">
                  <text:p text:style-name="P1">8</text:p>
                </table:table-cell>
              </table:table-row>
              <table:table-row>
                <table:table-cell table:style-name="Table2.A2" office:value-type="string">
                  <text:p text:style-name="P1">9</text:p>
                </table:table-cell>
                <table:table-cell table:style-name="Table2.A2" office:value-type="string">
                  <text:p text:style-name="P1"/>
                </table:table-cell>
                <table:table-cell table:style-name="Table2.C2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">F1C2</text:p>
          </table:table-cell>
          <table:table-cell table:style-name="Table1.C1" table:number-rows-spanned="2" table:number-columns-spanned="2" office:value-type="string">
            <text:p text:style-name="P1">Ietm1- F1C3 F1C3</text:p>
          </table:table-cell>
          <table:covered-table-cell/>
        </table:table-row>
        <table:table-row>
          <table:table-cell table:style-name="Table1.A2" office:value-type="string">
            <text:p text:style-name="P1">F2C1</text:p>
          </table:table-cell>
          <table:table-cell table:style-name="Table1.A2" table:number-rows-spanned="2" office:value-type="string">
            <text:p text:style-name="P1">Item2 - F2C2</text:p>
          </table:table-cell>
          <table:covered-table-cell table:style-name="Table1.C1"/>
          <table:covered-table-cell/>
        </table:table-row>
        <table:table-row>
          <table:table-cell table:style-name="Table1.A2" table:number-rows-spanned="2" office:value-type="string">
            <text:p text:style-name="P1"><draw:line text:anchor-type="paragraph" draw:z-index="9" draw:name="Line 8" draw:style-name="gr2" draw:text-style-name="P2" svg:x1="18.639cm" svg:y1="-0.374cm" svg:x2="17.067cm" svg:y2="-0.143cm"><text:p text:style-name="P2">3</text:p></draw:line><draw:line text:anchor-type="paragraph" draw:z-index="10" draw:name="Line 9" draw:style-name="gr2" draw:text-style-name="P2" svg:x1="18.654cm" svg:y1="0.353cm" svg:x2="16.984cm" svg:y2="0.552cm"><text:p text:style-name="P2">4</text:p></draw:line>Item3 - F3C1</text:p>
          </table:table-cell>
          <table:covered-table-cell table:style-name="Table1.A2"/>
          <table:table-cell table:style-name="Table1.A2" office:value-type="string">
            <text:p text:style-name="P1">F3C3</text:p>
          </table:table-cell>
          <table:table-cell table:style-name="Table1.D3" office:value-type="string">
            <text:p text:style-name="P1">F3C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F4C2</text:p>
          </table:table-cell>
          <table:table-cell table:style-name="Table1.A2" office:value-type="string">
            <text:p text:style-name="P1">F4C3</text:p>
          </table:table-cell>
          <table:table-cell table:style-name="Table1.D3" office:value-type="string">
            <text:p text:style-name="P1">Item4 - F4C4</text:p>
          </table:table-cell>
        </table:table-row>
      </table:table>
      <text:p text:style-name="Standard"><draw:line text:anchor-type="paragraph" draw:z-index="0" draw:name="Line 1" draw:style-name="gr2" draw:text-style-name="P2" svg:x1="0.265cm" svg:y1="3.302cm" svg:x2="0.016cm" svg:y2="0.21cm"><text:p text:style-name="P2">1</text:p></draw:line><draw:line text:anchor-type="paragraph" draw:z-index="1" draw:name="Line 2" draw:style-name="gr2" draw:text-style-name="P2" svg:x1="4.431cm" svg:y1="3.517cm" svg:x2="4.299cm" svg:y2="0.277cm"><text:p text:style-name="P2">2</text:p></draw:line><draw:line text:anchor-type="paragraph" draw:z-index="2" draw:name="Line 3" draw:style-name="gr2" draw:text-style-name="P2" svg:x1="8.63cm" svg:y1="3.634cm" svg:x2="8.565cm" svg:y2="0.459cm"><text:p text:style-name="P2">3</text:p></draw:line><draw:line text:anchor-type="paragraph" draw:z-index="3" draw:name="Line 4" draw:style-name="gr2" draw:text-style-name="P2" svg:x1="13.097cm" svg:y1="3.585cm" svg:x2="12.682cm" svg:y2="0.773cm"><text:p text:style-name="P2">4</text:p></draw:line><draw:line text:anchor-type="paragraph" draw:z-index="4" draw:name="Line 5" draw:style-name="gr2" draw:text-style-name="P2" svg:x1="17.165cm" svg:y1="3.75cm" svg:x2="16.999cm" svg:y2="0.259cm"><text:p text:style-name="P2">5</text:p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36:33.493807348</meta:creation-date>
    <dc:date>2023-10-04T11:52:46.542303326</dc:date>
    <meta:editing-duration>PT16M13S</meta:editing-duration>
    <meta:editing-cycles>1</meta:editing-cycles>
    <meta:document-statistic meta:table-count="2" meta:image-count="0" meta:object-count="0" meta:page-count="1" meta:paragraph-count="15" meta:word-count="24" meta:character-count="92" meta:non-whitespace-character-count="82"/>
    <meta:generator>LibreOffice/7.5.6.2$Linux_X86_64 LibreOffice_project/50$Build-2</meta:generator>
  </office:meta>
</office:document-meta>
</file>